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935b3" officeooo:paragraph-rsid="000935b3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935b3" officeooo:paragraph-rsid="000935b3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935b3" officeooo:paragraph-rsid="000935b3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d8552" officeooo:paragraph-rsid="000d8552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f2f32" officeooo:paragraph-rsid="000f2f32" style:font-size-asian="12.25pt" style:font-weight-asian="normal" style:font-size-complex="14pt" style:font-weight-complex="normal"/>
    </style:style>
    <style:style style:name="T1" style:family="text">
      <style:text-properties fo:font-size="14pt" officeooo:rsid="000d8552" style:font-size-asian="12.25pt" style:font-size-complex="14pt"/>
    </style:style>
    <style:style style:name="T2" style:family="text">
      <style:text-properties fo:font-size="14pt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en Figma</text:p>
      <text:p text:style-name="P2"/>
      <text:p text:style-name="P2"/>
      <text:p text:style-name="P2"><text:span text:style-name="T1">1</text:span>. <text:span text:style-name="T2">Zooning</text:span></text:p>
      <text:p text:style-name="P2"/>
      <text:p text:style-name="P3"><text:a xlink:type="simple" xlink:href="https://www.figma.com/proto/y6U7PlCUrhqprsMhxWVm65/Untitled?node-id=50-26&amp;t=Dx5JE5e2tIlr20T1-1" text:style-name="Internet_20_link" text:visited-style-name="Visited_20_Internet_20_Link">https://www.figma.com/proto/y6U7PlCUrhqprsMhxWVm65/Untitled?node-id=50-26&amp;t=Dx5JE5e2tIlr20T1-1</text:a></text:p>
      <text:p text:style-name="P3"/>
      <text:p text:style-name="P4">2. Wireframes</text:p>
      <text:p text:style-name="P4"/>
      <text:p text:style-name="P4"><text:a xlink:type="simple" xlink:href="https://www.figma.com/proto/y6U7PlCUrhqprsMhxWVm65/Untitled?node-id=5-2&amp;t=Dx5JE5e2tIlr20T1-1" text:style-name="Internet_20_link" text:visited-style-name="Visited_20_Internet_20_Link">https://www.figma.com/proto/y6U7PlCUrhqprsMhxWVm65/Untitled?node-id=5-2&amp;t=Dx5JE5e2tIlr20T1-1</text:a></text:p>
      <text:p text:style-name="P4"/>
      <text:p text:style-name="P5">3.Maquettes</text:p>
      <text:p text:style-name="P5"/>
      <text:p text:style-name="P5"><text:a xlink:type="simple" xlink:href="https://www.figma.com/proto/y6U7PlCUrhqprsMhxWVm65/Untitled?node-id=50-1087&amp;t=Dx5JE5e2tIlr20T1-1" text:style-name="Internet_20_link" text:visited-style-name="Visited_20_Internet_20_Link">https://www.figma.com/proto/y6U7PlCUrhqprsMhxWVm65/Untitled?node-id=50-1087&amp;t=Dx5JE5e2tIlr20T1-1</text:a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4T07:13:48.694423400</meta:creation-date>
    <dc:date>2025-06-24T07:25:01.429619700</dc:date>
    <meta:editing-duration>PT9M46S</meta:editing-duration>
    <meta:editing-cycles>5</meta:editing-cycles>
    <meta:generator>LibreOffice/25.2.4.3$Windows_X86_64 LibreOffice_project/33e196637044ead23f5c3226cde09b47731f7e27</meta:generator>
    <meta:print-date>2025-06-24T07:24:10.820464200</meta:print-date>
    <meta:printed-by>PDF files</meta:printed-by>
    <meta:document-statistic meta:table-count="0" meta:image-count="0" meta:object-count="0" meta:page-count="1" meta:paragraph-count="7" meta:word-count="10" meta:character-count="326" meta:non-whitespace-character-count="323"/>
  </office:meta>
</office:document-meta>
</file>